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-gradient-name="gradient" draw:fill-hatch-name="hatch"/>
      <style:paragraph-properties fo:margin-left="0.25in" fo:margin-right="0in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2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3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4" style:family="paragraph" style:parent-style-name="Standard">
      <loext:graphic-properties draw:fill-gradient-name="gradient" draw:fill-hatch-name="hatch"/>
      <style:paragraph-properties fo:margin-left="1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5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2972cc" style:font-size-asian="12.3999996185303pt" style:font-size-complex="12.3999996185303pt"/>
    </style:style>
    <style:style style:name="P6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2a30ad" style:font-size-asian="12.3999996185303pt" style:font-size-complex="12.3999996185303pt"/>
    </style:style>
    <style:style style:name="P7" style:family="paragraph" style:parent-style-name="Standard" style:master-page-name="">
      <loext:graphic-properties draw:fill-gradient-name="gradient" draw:fill-hatch-name="hatch"/>
      <style:paragraph-properties fo:margin-left="0.25in" fo:margin-right="0in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8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9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10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33a130" style:font-size-asian="12.3999996185303pt" style:font-size-complex="12.3999996185303pt"/>
    </style:style>
    <style:style style:name="P11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437fcb" style:font-size-asian="12.3999996185303pt" style:font-size-complex="12.3999996185303pt"/>
    </style:style>
    <style:style style:name="P12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1b769a" style:font-size-asian="12.3999996185303pt" style:font-size-complex="12.3999996185303pt"/>
    </style:style>
    <style:style style:name="P13" style:family="paragraph" style:parent-style-name="Standard">
      <loext:graphic-properties draw:fill-gradient-name="gradient" draw:fill-hatch-name="hatch"/>
      <style:paragraph-properties fo:margin-left="0.25in" fo:margin-right="0in" fo:line-height="100%" fo:text-indent="0in" style:auto-text-indent="false">
        <style:tab-stops/>
      </style:paragraph-properties>
      <style:text-properties style:font-name="Verdana" fo:font-size="12.3999996185303pt" officeooo:rsid="000a45db" officeooo:paragraph-rsid="001b769a" style:font-size-asian="12.3999996185303pt" style:font-size-complex="12.3999996185303pt"/>
    </style:style>
    <style:style style:name="P14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2ce9fc" style:font-size-asian="12.3999996185303pt" style:font-size-complex="12.3999996185303pt"/>
    </style:style>
    <style:style style:name="P15" style:family="paragraph" style:parent-style-name="Standard">
      <loext:graphic-properties draw:fill-gradient-name="gradient" draw:fill-hatch-name="hatch"/>
      <style:paragraph-properties fo:margin-left="0.25in" fo:margin-right="0in" fo:line-height="100%" fo:text-indent="0in" style:auto-text-indent="false">
        <style:tab-stops/>
      </style:paragraph-properties>
      <style:text-properties style:font-name="Verdana" fo:font-size="12.3999996185303pt" officeooo:rsid="000a45db" officeooo:paragraph-rsid="002ce9fc" style:font-size-asian="12.3999996185303pt" style:font-size-complex="12.3999996185303pt"/>
    </style:style>
    <style:style style:name="P16" style:family="paragraph" style:parent-style-name="Standard">
      <loext:graphic-properties draw:fill-gradient-name="gradient" draw:fill-hatch-name="hatch"/>
      <style:paragraph-properties fo:margin-left="0.25in" fo:margin-right="0in" fo:line-height="100%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17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18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33a130" officeooo:paragraph-rsid="0033a130" style:font-size-asian="12.3999996185303pt" style:font-size-complex="12.3999996185303pt"/>
    </style:style>
    <style:style style:name="P19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34b2fc" officeooo:paragraph-rsid="00437fcb" style:font-size-asian="12.3999996185303pt" style:font-size-complex="12.3999996185303pt"/>
    </style:style>
    <style:style style:name="P20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3e34f8" officeooo:paragraph-rsid="003e34f8" style:font-size-asian="12.3999996185303pt" style:font-size-complex="12.3999996185303pt"/>
    </style:style>
    <style:style style:name="P21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fo:font-weight="normal" officeooo:rsid="001da268" officeooo:paragraph-rsid="00239907" style:font-size-asian="12.3999996185303pt" style:font-weight-asian="normal" style:font-size-complex="12.3999996185303pt" style:font-weight-complex="normal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31df94" officeooo:paragraph-rsid="0031df94" style:font-size-asian="12.3999996185303pt" style:font-size-complex="12.3999996185303pt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31df94" officeooo:paragraph-rsid="0031df94" style:font-size-asian="12.3999996185303pt" style:font-size-complex="12.3999996185303pt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margin-left="1.25in" fo:margin-right="0in" fo:text-indent="-0.25in" style:auto-text-indent="false">
        <style:tab-stops/>
      </style:paragraph-properties>
      <style:text-properties style:font-name="Verdana" fo:font-size="12.3999996185303pt" officeooo:rsid="000a45db" officeooo:paragraph-rsid="000bc229" style:font-size-asian="12.3999996185303pt" style:font-size-complex="12.3999996185303pt"/>
    </style:style>
    <style:style style:name="P27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28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46730d" style:font-size-asian="12.3999996185303pt" style:font-size-complex="12.3999996185303pt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437fcb" officeooo:paragraph-rsid="00437fcb" style:font-size-asian="12.3999996185303pt" style:font-size-complex="12.3999996185303pt"/>
    </style:style>
    <style:style style:name="P30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1b769a" officeooo:paragraph-rsid="001b769a" style:font-size-asian="12.3999996185303pt" style:font-size-complex="12.3999996185303pt"/>
    </style:style>
    <style:style style:name="P31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1b769a" officeooo:paragraph-rsid="002ce9fc" style:font-size-asian="12.3999996185303pt" style:font-size-complex="12.3999996185303pt"/>
    </style:style>
    <style:style style:name="P32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0bc229" style:font-size-asian="12.3999996185303pt" style:font-size-complex="12.3999996185303pt"/>
    </style:style>
    <style:style style:name="P33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1384b4" style:font-size-asian="12.3999996185303pt" style:font-size-complex="12.3999996185303pt"/>
    </style:style>
    <style:style style:name="P34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c2523" officeooo:paragraph-rsid="001384b4" style:font-size-asian="12.3999996185303pt" style:font-size-complex="12.3999996185303pt"/>
    </style:style>
    <style:style style:name="P35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2a30ad" officeooo:paragraph-rsid="002a30ad" style:font-size-asian="12.3999996185303pt" style:font-size-complex="12.3999996185303pt"/>
    </style:style>
    <style:style style:name="P36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46730d" officeooo:paragraph-rsid="0046730d" style:font-size-asian="12.3999996185303pt" style:font-size-complex="12.3999996185303pt"/>
    </style:style>
    <style:style style:name="P37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1da268" style:font-size-asian="10.8500003814697pt" style:font-size-complex="12.3999996185303pt"/>
    </style:style>
    <style:style style:name="P38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25607b" style:font-size-asian="10.8500003814697pt" style:font-size-complex="12.3999996185303pt"/>
    </style:style>
    <style:style style:name="T1" style:family="text">
      <style:text-properties style:font-size-asian="12.3999996185303pt"/>
    </style:style>
    <style:style style:name="T2" style:family="text">
      <style:text-properties officeooo:rsid="001da268" style:font-size-asian="12.3999996185303pt"/>
    </style:style>
    <style:style style:name="T3" style:family="text">
      <style:text-properties officeooo:rsid="0026e10a" style:font-size-asian="12.3999996185303pt"/>
    </style:style>
    <style:style style:name="T4" style:family="text">
      <style:text-properties officeooo:rsid="0031df94"/>
    </style:style>
    <style:style style:name="T5" style:family="text">
      <style:text-properties officeooo:rsid="0034b2fc"/>
    </style:style>
    <style:style style:name="T6" style:family="text">
      <style:text-properties officeooo:rsid="003d83a2"/>
    </style:style>
    <style:style style:name="T7" style:family="text">
      <style:text-properties officeooo:rsid="003d8e0e"/>
    </style:style>
    <style:style style:name="T8" style:family="text">
      <style:text-properties officeooo:rsid="0040263d"/>
    </style:style>
    <style:style style:name="T9" style:family="text">
      <style:text-properties officeooo:rsid="0041c499"/>
    </style:style>
    <style:style style:name="T10" style:family="text">
      <style:text-properties officeooo:rsid="0042669e"/>
    </style:style>
    <style:style style:name="T11" style:family="text">
      <style:text-properties officeooo:rsid="0042f45a"/>
    </style:style>
    <style:style style:name="T12" style:family="text">
      <style:text-properties officeooo:rsid="0033a130"/>
    </style:style>
    <style:style style:name="T13" style:family="text">
      <style:text-properties officeooo:rsid="0043be4f"/>
    </style:style>
    <style:style style:name="T14" style:family="text">
      <style:text-properties officeooo:rsid="00489274"/>
    </style:style>
    <style:style style:name="T15" style:family="text">
      <style:text-properties officeooo:rsid="004aa7ec"/>
    </style:style>
    <style:style style:name="T16" style:family="text">
      <style:text-properties officeooo:rsid="004bdf8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list xml:id="list2132030019" text:style-name="L1">
        <text:list-item>
          <text:p text:style-name="P22">Docs:</text:p>
        </text:list-item>
      </text:list>
      <text:p text:style-name="P12">https://github.com/crytic/slither</text:p>
      <text:p text:style-name="P13">https://github.com/crytic/slither/wiki</text:p>
      <text:p text:style-name="P17">https://github.com/crytic/slither/wiki/Usage</text:p>
      <text:p text:style-name="P16"/>
      <text:list xml:id="list184937782651477" text:continue-numbering="true" text:style-name="L1">
        <text:list-item>
          <text:p text:style-name="P22">How to use.</text:p>
        </text:list-item>
      </text:list>
      <text:p text:style-name="P7"/>
      <text:p text:style-name="P8">{</text:p>
      <text:list xml:id="list184936752309930" text:continue-numbering="true" text:style-name="L1">
        <text:list-item>
          <text:p text:style-name="P24">Make sure Python is already installed.</text:p>
        </text:list-item>
      </text:list>
      <text:p text:style-name="P9"/>
      <text:p text:style-name="P9">python3 <text:s/>--version</text:p>
      <text:p text:style-name="P9"/>
      <text:list xml:id="list184937364505051" text:continue-numbering="true" text:style-name="L1">
        <text:list-item>
          <text:p text:style-name="P24">If necessary, <text:span text:style-name="T13">i</text:span>nstall PIP.</text:p>
        </text:list-item>
      </text:list>
      <text:p text:style-name="P36">Begin with checking that it's not yet installed.</text:p>
      <text:p text:style-name="P9"/>
      <text:p text:style-name="P28">pip3 <text:s/>--version</text:p>
      <text:p text:style-name="P28"/>
      <text:p text:style-name="P9">sudo apt install python3-pip</text:p>
      <text:p text:style-name="P9"/>
      <text:p text:style-name="P9">pip3 <text:s/>--version</text:p>
      <text:p text:style-name="P9"/>
      <text:list xml:id="list184936986598163" text:continue-numbering="true" text:style-name="L1">
        <text:list-item>
          <text:p text:style-name="P24">Install Slither.</text:p>
        </text:list-item>
      </text:list>
      <text:p text:style-name="P9"><text:span text:style-name="T4">I</text:span>t<text:span text:style-name="T4"> would </text:span>probably <text:span text:style-name="T4">be </text:span>a good idea to install it into a virtual environment (per project), but, to keep it simple, let's install it globally.</text:p>
      <text:p text:style-name="P9"/>
      <text:p text:style-name="P9">python3 -m pip install slither-analyzer</text:p>
      <text:p text:style-name="P9"/>
      <text:list xml:id="list184937905368555" text:continue-numbering="true" text:style-name="L1">
        <text:list-item>
          <text:p text:style-name="P24">If Slither is already installed, upgrade it to the latest version.</text:p>
        </text:list-item>
      </text:list>
      <text:p text:style-name="P9"/>
      <text:p text:style-name="P9">python3 -m pip install --upgrade slither-analyzer</text:p>
      <text:p text:style-name="P9"/>
      <text:list xml:id="list184937505376943" text:continue-numbering="true" text:style-name="L1">
        <text:list-item>
          <text:p text:style-name="P24"><text:span text:style-name="T8">You can r</text:span>un Slither in a Hardhat/Foundry/Dapp/Brownie project folder.</text:p>
        </text:list-item>
      </text:list>
      <text:p text:style-name="P9"/>
      <text:p text:style-name="P9">slither .</text:p>
      <text:p text:style-name="P9"/>
      <text:list xml:id="list184936529469112" text:continue-numbering="true" text:style-name="L1">
        <text:list-item>
          <text:p text:style-name="P24">Or <text:span text:style-name="T8">you can </text:span>run it in a different folder and <text:span text:style-name="T6">specify</text:span> <text:span text:style-name="T14">a </text:span>project folder in the command line.</text:p>
        </text:list-item>
      </text:list>
      <text:p text:style-name="P9"/>
      <text:p text:style-name="P9">slither path/to/hardhat-project</text:p>
      <text:p text:style-name="P9"/>
      <text:list xml:id="list184937910502501" text:continue-numbering="true" text:style-name="L1">
        <text:list-item>
          <text:p text:style-name="P23">Slither supports a number of command line parameters, some of which the "slither-1.bash" script <text:span text:style-name="T7">provides</text:span>.</text:p>
        </text:list-item>
      </text:list>
      <text:p text:style-name="P20"/>
      <text:list xml:id="list184937732394538" text:continue-numbering="true" text:style-name="L1">
        <text:list-item>
          <text:p text:style-name="P23">Don't run Slither from the command line; run the script instead.</text:p>
        </text:list-item>
      </text:list>
      <text:p text:style-name="P18">It will generate a Markdown report file named "<text:span text:style-name="T4">slither-1</text:span>-output.md".</text:p>
      <text:p text:style-name="P10"/>
      <text:list xml:id="list184936766539774" text:continue-numbering="true" text:style-name="L1">
        <text:list-item>
          <text:p text:style-name="P29"><text:span text:style-name="T12">Open </text:span>the file<text:span text:style-name="T12"> in VS Code and press Ctrl+Shift+V to </text:span><text:span text:style-name="T5">open</text:span><text:span text:style-name="T12"> Markdown Preview.</text:span></text:p>
        </text:list-item>
      </text:list>
      <text:p text:style-name="P19">In there, you can click links to <text:span text:style-name="T15">navigate to relevant locations</text:span> <text:span text:style-name="T16">i</text:span><text:span text:style-name="T15">n </text:span>solidity source files.</text:p>
      <text:p text:style-name="P11"/>
      <text:list xml:id="list184936593673074" text:continue-numbering="true" text:style-name="L1">
        <text:list-item>
          <text:p text:style-name="P24"/>
        </text:list-item>
      </text:list>
      <text:p text:style-name="P9"/>
      <text:p text:style-name="P8">}</text:p>
      <text:p text:style-name="P16"/>
      <text:list xml:id="list184937100057473" text:continue-numbering="true" text:style-name="L1">
        <text:list-item>
          <text:p text:style-name="P30"/>
        </text:list-item>
      </text:list>
      <text:p text:style-name="P12"/>
      <text:list xml:id="list184938445312996" text:continue-numbering="true" text:style-name="L1">
        <text:list-item>
          <text:p text:style-name="P30"/>
        </text:list-item>
      </text:list>
      <text:p text:style-name="P12"/>
      <text:list xml:id="list184937817106619" text:continue-numbering="true" text:style-name="L1">
        <text:list-item>
          <text:p text:style-name="P30"/>
        </text:list-item>
      </text:list>
      <text:p text:style-name="P12"/>
      <text:list xml:id="list184937576632969" text:continue-numbering="true" text:style-name="L1">
        <text:list-item>
          <text:p text:style-name="P30"/>
        </text:list-item>
      </text:list>
      <text:p text:style-name="P12"/>
      <text:list xml:id="list184937731908722" text:continue-numbering="true" text:style-name="L1">
        <text:list-item>
          <text:p text:style-name="P30"/>
        </text:list-item>
      </text:list>
      <text:p text:style-name="P12"/>
      <text:list xml:id="list184938139053479" text:continue-numbering="true" text:style-name="L1">
        <text:list-item>
          <text:p text:style-name="P30"/>
        </text:list-item>
      </text:list>
      <text:p text:style-name="P12"/>
      <text:list xml:id="list184937941974186" text:continue-numbering="true" text:style-name="L1">
        <text:list-item>
          <text:p text:style-name="P30"/>
        </text:list-item>
      </text:list>
      <text:p text:style-name="P12"/>
      <text:list xml:id="list184936885295389" text:continue-numbering="true" text:style-name="L1">
        <text:list-item>
          <text:p text:style-name="P30"/>
        </text:list-item>
      </text:list>
      <text:p text:style-name="P12"/>
      <text:list xml:id="list184938108006978" text:continue-numbering="true" text:style-name="L1">
        <text:list-item>
          <text:p text:style-name="P30"/>
        </text:list-item>
      </text:list>
      <text:p text:style-name="P12"/>
      <text:list xml:id="list184937132021750" text:continue-numbering="true" text:style-name="L1">
        <text:list-item>
          <text:p text:style-name="P30"/>
        </text:list-item>
      </text:list>
      <text:p text:style-name="P1"/>
      <text:p text:style-name="P2">{</text:p>
      <text:list xml:id="list184936925401508" text:continue-numbering="true" text:style-name="L1">
        <text:list-item>
          <text:p text:style-name="P25"/>
        </text:list-item>
      </text:list>
      <text:p text:style-name="P3"/>
      <text:list xml:id="list184937020172399" text:continue-numbering="true" text:style-name="L1">
        <text:list-item>
          <text:p text:style-name="P25"/>
        </text:list-item>
      </text:list>
      <text:p text:style-name="P3"/>
      <text:p text:style-name="P3">{</text:p>
      <text:list xml:id="list184937218116172" text:continue-numbering="true" text:style-name="L1">
        <text:list-item>
          <text:p text:style-name="P26"/>
        </text:list-item>
      </text:list>
      <text:p text:style-name="P4"/>
      <text:list xml:id="list184937847773944" text:continue-numbering="true" text:style-name="L1">
        <text:list-item>
          <text:p text:style-name="P26"/>
        </text:list-item>
      </text:list>
      <text:p text:style-name="P4"/>
      <text:p text:style-name="P3">}</text:p>
      <text:p text:style-name="P3"/>
      <text:list xml:id="list184937411275622" text:continue-numbering="true" text:style-name="L1">
        <text:list-item>
          <text:p text:style-name="P25"/>
        </text:list-item>
      </text:list>
      <text:p text:style-name="P3"/>
      <text:list xml:id="list184937530886766" text:continue-numbering="true" text:style-name="L1">
        <text:list-item>
          <text:p text:style-name="P25"/>
        </text:list-item>
      </text:list>
      <text:p text:style-name="P3"/>
      <text:p text:style-name="P2">}</text:p>
      <text:p text:style-name="P2"/>
      <text:list xml:id="list184936831986267" text:continue-numbering="true" text:style-name="L1">
        <text:list-item>
          <text:p text:style-name="P32"/>
        </text:list-item>
      </text:list>
      <text:p text:style-name="P14"/>
      <text:list xml:id="list184937734235796" text:continue-numbering="true" text:style-name="L1">
        <text:list-item>
          <text:p text:style-name="P31"/>
        </text:list-item>
      </text:list>
      <text:p text:style-name="P14"/>
      <text:list xml:id="list184936862633470" text:continue-numbering="true" text:style-name="L1">
        <text:list-item>
          <text:p text:style-name="P31"/>
        </text:list-item>
      </text:list>
      <text:p text:style-name="P14"/>
      <text:list xml:id="list184938290689034" text:continue-numbering="true" text:style-name="L1">
        <text:list-item>
          <text:p text:style-name="P31"/>
        </text:list-item>
      </text:list>
      <text:p text:style-name="P14"/>
      <text:list xml:id="list184937251016862" text:continue-numbering="true" text:style-name="L1">
        <text:list-item>
          <text:p text:style-name="P31"/>
        </text:list-item>
      </text:list>
      <text:p text:style-name="P14"/>
      <text:list xml:id="list184936530804832" text:continue-numbering="true" text:style-name="L1">
        <text:list-item>
          <text:p text:style-name="P31"/>
        </text:list-item>
      </text:list>
      <text:p text:style-name="P15"/>
      <text:list xml:id="list184938446480459" text:continue-numbering="true" text:style-name="L1">
        <text:list-item>
          <text:p text:style-name="P32"/>
        </text:list-item>
      </text:list>
      <text:p text:style-name="P2"/>
      <text:list xml:id="list184937973494445" text:continue-numbering="true" text:style-name="L1">
        <text:list-item>
          <text:p text:style-name="P33">* <text:span text:style-name="ToDo-0">ToDo-0</text:span> *</text:p>
        </text:list-item>
      </text:list>
      <text:p text:style-name="P5"/>
      <text:list xml:id="list184936874222967" text:continue-numbering="true" text:style-name="L1">
        <text:list-item>
          <text:p text:style-name="P33">* <text:span text:style-name="ToDo-1">ToDo-1</text:span> *</text:p>
        </text:list-item>
      </text:list>
      <text:p text:style-name="P5"/>
      <text:list xml:id="list184938107560099" text:continue-numbering="true" text:style-name="L1">
        <text:list-item>
          <text:p text:style-name="P37"><text:span text:style-name="T1">* </text:span><text:span text:style-name="ToDo-2"><text:span text:style-name="T1">ToDo-</text:span></text:span><text:span text:style-name="ToDo-2"><text:span text:style-name="T2">2</text:span></text:span><text:span text:style-name="T1"> *</text:span></text:p>
        </text:list-item>
      </text:list>
      <text:p text:style-name="P5"/>
      <text:list xml:id="list184938535789255" text:continue-numbering="true" text:style-name="L1">
        <text:list-item>
          <text:p text:style-name="P38"><text:span text:style-name="T1">* </text:span><text:span text:style-name="ToDo-3"><text:span text:style-name="T1">ToDo-</text:span></text:span><text:span text:style-name="ToDo-3"><text:span text:style-name="T3">3</text:span></text:span><text:span text:style-name="T1"> *</text:span></text:p>
        </text:list-item>
      </text:list>
      <text:p text:style-name="P5"/>
      <text:list xml:id="list184937758035738" text:continue-numbering="true" text:style-name="L1">
        <text:list-item>
          <text:p text:style-name="P34">* <text:span text:style-name="Do-Not-Do">Do-Not-Do</text:span> *</text:p>
        </text:list-item>
      </text:list>
      <text:p text:style-name="P5"/>
      <text:list xml:id="list184937425544302" text:continue-numbering="true" text:style-name="L1">
        <text:list-item>
          <text:p text:style-name="P34">* <text:span text:style-name="Done">Done</text:span> *</text:p>
        </text:list-item>
      </text:list>
      <text:p text:style-name="P5"/>
      <text:list xml:id="list184937060944999" text:continue-numbering="true" text:style-name="L1">
        <text:list-item>
          <text:p text:style-name="P33">* <text:span text:style-name="Important">Important</text:span> *</text:p>
        </text:list-item>
      </text:list>
      <text:p text:style-name="P6"/>
      <text:list xml:id="list184938255559082" text:continue-numbering="true" text:style-name="L1">
        <text:list-item>
          <text:p text:style-name="P35"/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oDo-0" style:family="text">
      <style:text-properties loext:padding="0in" loext:border="2.24pt solid #c9211e"/>
    </style:style>
    <style:style style:name="ToDo-1" style:family="text">
      <style:text-properties loext:padding="0in" loext:border="2.24pt solid #b47804"/>
    </style:style>
    <style:style style:name="ToDo-2" style:family="text">
      <style:text-properties loext:padding="0in" loext:border="2.24pt solid #a1467e"/>
    </style:style>
    <style:style style:name="Done" style:family="text">
      <style:text-properties loext:padding="0in" loext:border="2.24pt solid #069a2e"/>
    </style:style>
    <style:style style:name="Important" style:family="text">
      <style:text-properties loext:padding="0in" loext:border="2.24pt solid #acb20c"/>
    </style:style>
    <style:style style:name="ToDo-3" style:family="text">
      <style:text-properties loext:padding="0in" loext:border="2.24pt solid #5983b0"/>
    </style:style>
    <style:style style:name="Do-Not-Do" style:family="text">
      <style:text-properties loext:padding="0in" loext:border="2.24pt solid #80808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07:00:47.973945201</meta:creation-date>
    <dc:date>2025-03-30T18:49:36.367763609</dc:date>
    <meta:editing-duration>PT6H7M11S</meta:editing-duration>
    <meta:editing-cycles>57</meta:editing-cycles>
    <meta:generator>LibreOffice/7.3.7.2$Linux_X86_64 LibreOffice_project/30$Build-2</meta:generator>
    <meta:document-statistic meta:table-count="0" meta:image-count="0" meta:object-count="0" meta:page-count="1" meta:paragraph-count="64" meta:word-count="252" meta:character-count="1348" meta:non-whitespace-character-count="1179"/>
  </office:meta>
</office:document-meta>
</file>